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2ee059"/>
    </style:style>
    <style:style style:name="P2" style:family="paragraph" style:parent-style-name="Standard">
      <style:text-properties officeooo:paragraph-rsid="043127ed"/>
    </style:style>
    <style:style style:name="P3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434b60c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4" style:family="paragraph" style:parent-style-name="Standard" style:list-style-name="L1">
      <style:text-properties officeooo:paragraph-rsid="0434b60c"/>
    </style:style>
    <style:style style:name="P5" style:family="paragraph" style:parent-style-name="Standard" style:list-style-name="L9">
      <style:text-properties officeooo:paragraph-rsid="04379f3a"/>
    </style:style>
    <style:style style:name="P6" style:family="paragraph" style:parent-style-name="Standard" style:list-style-name="L9">
      <style:text-properties officeooo:paragraph-rsid="04398a30"/>
    </style:style>
    <style:style style:name="P7" style:family="paragraph" style:parent-style-name="Standard" style:list-style-name="L9">
      <style:text-properties officeooo:paragraph-rsid="0446c2ef"/>
    </style:style>
    <style:style style:name="P8" style:family="paragraph" style:parent-style-name="Standard" style:list-style-name="L10">
      <style:text-properties officeooo:paragraph-rsid="043e88a5"/>
    </style:style>
    <style:style style:name="P9" style:family="paragraph" style:parent-style-name="Standard" style:list-style-name="L10">
      <style:text-properties officeooo:paragraph-rsid="0441ccee"/>
    </style:style>
    <style:style style:name="P10" style:family="paragraph" style:parent-style-name="Standard" style:list-style-name="L10">
      <style:text-properties officeooo:paragraph-rsid="0446c2ef"/>
    </style:style>
    <style:style style:name="P11" style:family="paragraph" style:parent-style-name="Standard" style:list-style-name="L11">
      <style:text-properties officeooo:paragraph-rsid="0442fe21"/>
    </style:style>
    <style:style style:name="P12" style:family="paragraph" style:parent-style-name="Standard" style:list-style-name="L12">
      <style:text-properties officeooo:paragraph-rsid="04497399"/>
    </style:style>
    <style:style style:name="P13" style:family="paragraph" style:parent-style-name="Standard" style:list-style-name="L12">
      <style:text-properties officeooo:paragraph-rsid="044ab7d5"/>
    </style:style>
    <style:style style:name="P14" style:family="paragraph" style:parent-style-name="Standard" style:list-style-name="L14">
      <style:text-properties officeooo:paragraph-rsid="047d6c5c"/>
    </style:style>
    <style:style style:name="P15" style:family="paragraph" style:parent-style-name="Standard">
      <style:text-properties officeooo:paragraph-rsid="0434b60c"/>
    </style:style>
    <style:style style:name="P16" style:family="paragraph" style:parent-style-name="Standard">
      <style:text-properties officeooo:paragraph-rsid="0442fe21"/>
    </style:style>
    <style:style style:name="P17" style:family="paragraph" style:parent-style-name="Standard">
      <style:text-properties officeooo:paragraph-rsid="04601368"/>
    </style:style>
    <style:style style:name="P18" style:family="paragraph" style:parent-style-name="Standard">
      <style:text-properties officeooo:paragraph-rsid="047bc094"/>
    </style:style>
    <style:style style:name="P19" style:family="paragraph" style:parent-style-name="Standard">
      <style:text-properties officeooo:paragraph-rsid="047d6c5c"/>
    </style:style>
    <style:style style:name="P20" style:family="paragraph" style:parent-style-name="Standard">
      <style:text-properties officeooo:paragraph-rsid="048178cb"/>
    </style:style>
    <style:style style:name="P21" style:family="paragraph" style:parent-style-name="Standard">
      <style:text-properties officeooo:paragraph-rsid="048381ac"/>
    </style:style>
    <style:style style:name="P22" style:family="paragraph" style:parent-style-name="Standard">
      <style:text-properties officeooo:paragraph-rsid="04848154"/>
    </style:style>
    <style:style style:name="P23" style:family="paragraph" style:parent-style-name="Standard">
      <style:text-properties officeooo:rsid="048f69f1" officeooo:paragraph-rsid="048f69f1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2ee0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3127e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3a9b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38f68d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3a2cb1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4379f3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43c19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43aac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4398a3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43dd7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446c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441cce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444c42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44829f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44666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449739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45a9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44a20b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44a17b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45b83b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45d37d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48178c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bold" officeooo:rsid="047c1dc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bold" officeooo:rsid="047d6c5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bold" officeooo:rsid="047f327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bold" officeooo:rsid="0484815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bold" officeooo:rsid="04862a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bold" officeooo:rsid="0486def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bold" officeooo:rsid="048b7dd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bold" officeooo:rsid="048d7b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style:font-name="DejaVu Sans" fo:font-weight="bold" officeooo:rsid="038e2470" style:font-name-asian="Times New Roman1" style:font-weight-asian="bold" style:font-name-complex="Arial" style:font-weight-complex="bold"/>
    </style:style>
    <style:style style:name="T36" style:family="text">
      <style:text-properties style:font-name="DejaVu Sans" fo:font-weight="bold" officeooo:rsid="0339a5f5" style:font-name-asian="Times New Roman1" style:font-weight-asian="bold" style:font-name-complex="Arial" style:font-weight-complex="bold"/>
    </style:style>
    <style:style style:name="T37" style:family="text">
      <style:text-properties style:font-name="DejaVu Sans" fo:font-weight="bold" officeooo:rsid="036a4ee4" style:font-name-asian="Times New Roman1" style:font-weight-asian="bold" style:font-name-complex="Arial" style:font-weight-complex="bold"/>
    </style:style>
    <style:style style:name="T38" style:family="text">
      <style:text-properties style:font-name="DejaVu Sans" fo:font-weight="bold" officeooo:rsid="036eb0a1" style:font-name-asian="Times New Roman1" style:font-weight-asian="bold" style:font-name-complex="Arial" style:font-weight-complex="bold"/>
    </style:style>
    <style:style style:name="T39" style:family="text">
      <style:text-properties style:font-name="DejaVu Sans" officeooo:rsid="0339a5f5" style:font-name-asian="Times New Roman1" style:font-name-complex="Arial"/>
    </style:style>
    <style:style style:name="T40" style:family="text">
      <style:text-properties style:font-name="DejaVu Sans" officeooo:rsid="036a4ee4" style:font-name-asian="Times New Roman1" style:font-name-complex="Arial"/>
    </style:style>
    <style:style style:name="T41" style:family="text">
      <style:text-properties style:font-name="DejaVu Sans" fo:font-size="9pt" officeooo:rsid="043e88a5" style:font-name-asian="Times New Roman1" style:font-size-asian="9pt" style:font-name-complex="Arial" style:font-size-complex="9pt"/>
    </style:style>
    <style:style style:name="T42" style:family="text">
      <style:text-properties style:font-name="DejaVu Sans" fo:font-size="9pt" officeooo:rsid="04407526" style:font-name-asian="Times New Roman1" style:font-size-asian="9pt" style:font-name-complex="Arial" style:font-size-complex="9pt"/>
    </style:style>
    <style:style style:name="T43" style:family="text">
      <style:text-properties style:font-name="DejaVu Sans" fo:font-size="9pt" officeooo:rsid="0441ccee" style:font-name-asian="Times New Roman1" style:font-size-asian="9pt" style:font-name-complex="Arial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LTNdPuP0P6U" text:style-name="Internet_20_link" text:visited-style-name="Visited_20_Internet_20_Link"><text:span text:style-name="Source_20_Text"><text:span text:style-name="T1">https://www.youtube.com/watch?v=LTNdPuP0P6U</text:span></text:span></text:a></text:p>
      <text:p text:style-name="P1"><text:span text:style-name="Source_20_Text"><text:span text:style-name="T1"/></text:span></text:p>
      <text:p text:style-name="P2"><text:a xlink:type="simple" xlink:href="https://github.com/RushabhK/LRU-Cache" text:style-name="Internet_20_link" text:visited-style-name="Visited_20_Internet_20_Link"><text:span text:style-name="Source_20_Text"><text:span text:style-name="T2">https://github.com/RushabhK/LRU-Cache</text:span></text:span></text:a></text:p>
      <text:p text:style-name="P3"><text:span text:style-name="Source_20_Text"><text:span text:style-name="T35"/></text:span></text:p>
      <text:p text:style-name="P3"><text:span text:style-name="Source_20_Text"><text:span text:style-name="T35">D</text:span></text:span><text:span text:style-name="Source_20_Text"><text:span text:style-name="T36">esign steps:</text:span></text:span><text:span text:style-name="Source_20_Text"><text:span text:style-name="T39"><text:line-break/></text:span></text:span></text:p>
      <text:list xml:id="list2809988263261039469" text:style-name="L1">
        <text:list-item>
          <text:p text:style-name="P4"><text:span text:style-name="Source_20_Text"><text:span text:style-name="T3">problem stat</text:span></text:span><text:span text:style-name="Source_20_Text"><text:span text:style-name="T4">ement</text:span></text:span></text:p>
        </text:list-item>
        <text:list-item>
          <text:p text:style-name="P4"><text:span text:style-name="Source_20_Text"><text:span text:style-name="T3">u</text:span></text:span><text:span text:style-name="Source_20_Text"><text:span text:style-name="T5">se cases</text:span></text:span></text:p>
        </text:list-item>
        <text:list-item>
          <text:p text:style-name="P4"><text:span text:style-name="Source_20_Text"><text:span text:style-name="T5">identifying objects</text:span></text:span></text:p>
        </text:list-item>
        <text:list-item>
          <text:p text:style-name="P4"><text:span text:style-name="Source_20_Text"><text:span text:style-name="T5">identifying interactions among objects</text:span></text:span></text:p>
        </text:list-item>
        <text:list-item>
          <text:p text:style-name="P4"><text:span text:style-name="Source_20_Text"><text:span text:style-name="T5">identifying attributes of objects</text:span></text:span></text:p>
        </text:list-item>
        <text:list-item>
          <text:p text:style-name="P4"><text:span text:style-name="Source_20_Text"><text:span text:style-name="T5">refining with hierarchy</text:span></text:span></text:p>
        </text:list-item>
        <text:list-item>
          <text:p text:style-name="P4"><text:span text:style-name="Source_20_Text"><text:span text:style-name="T5">at the end of s</text:span></text:span><text:span text:style-name="Source_20_Text"><text:span text:style-name="T6">even</text:span></text:span><text:span text:style-name="Source_20_Text"><text:span text:style-name="T5">th step, we shall get good class diagram,</text:span></text:span></text:p>
        </text:list-item>
        <text:list-item>
          <text:p text:style-name="P4"><text:span text:style-name="Source_20_Text"><text:span text:style-name="T5">after we can proceed for implementation with functional modeling</text:span></text:span></text:p>
        </text:list-item>
      </text:list>
      <text:p text:style-name="P15"><text:span text:style-name="Source_20_Text"><text:span text:style-name="T5"/></text:span></text:p>
      <text:p text:style-name="P3"><text:span text:style-name="Source_20_Text"><text:span text:style-name="T37">1. Problem statement:</text:span></text:span></text:p>
      <text:list xml:id="list5118397514111572032" text:style-name="L9">
        <text:list-item>
          <text:p text:style-name="P5"><text:span text:style-name="Source_20_Text"><text:span text:style-name="T7">It is a cache </text:span></text:span><text:span text:style-name="Source_20_Text"><text:span text:style-name="T8">means it maintains key-value pairs</text:span></text:span><text:span text:style-name="Source_20_Text"><text:span text:style-name="T9">,</text:span></text:span></text:p>
        </text:list-item>
        <text:list-item>
          <text:p text:style-name="P6"><text:span text:style-name="Source_20_Text"><text:span text:style-name="T10">Least recently </text:span></text:span><text:span text:style-name="Source_20_Text"><text:span text:style-name="T11">accessed key-value pair should be removed from the cache</text:span></text:span><text:span text:style-name="Source_20_Text"><text:span text:style-name="T10">,</text:span></text:span></text:p>
        </text:list-item>
        <text:list-item>
          <text:p text:style-name="P7"><text:span text:style-name="Source_20_Text"><text:span text:style-name="T12">The state of the cache can be stored on the disk and it can be restored as well,</text:span></text:span></text:p>
        </text:list-item>
      </text:list>
      <text:p text:style-name="P3"><text:span text:style-name="Source_20_Text"><text:span text:style-name="T40"/></text:span></text:p>
      <text:p text:style-name="P3"><text:span text:style-name="Source_20_Text"><text:span text:style-name="T36">2. </text:span></text:span><text:span text:style-name="Source_20_Text"><text:span text:style-name="T38">U</text:span></text:span><text:span text:style-name="Source_20_Text"><text:span text:style-name="T36">se cases:</text:span></text:span></text:p>
      <text:list xml:id="list9179618986770024282" text:style-name="L10">
        <text:list-item>
          <text:p text:style-name="P8"><text:span text:style-name="Source_20_Text"><text:span text:style-name="T41">There is cache </text:span></text:span><text:span text:style-name="Source_20_Text"><text:span text:style-name="T42">(hashmap)</text:span></text:span><text:span text:style-name="Source_20_Text"><text:span text:style-name="T41"> of fixed size,</text:span></text:span></text:p>
        </text:list-item>
        <text:list-item>
          <text:p text:style-name="P9"><text:span text:style-name="Source_20_Text"><text:span text:style-name="T43">key-value should be inserted in the hashmap,</text:span></text:span></text:p>
        </text:list-item>
        <text:list-item>
          <text:p text:style-name="P9"><text:span text:style-name="Source_20_Text"><text:span text:style-name="T43">Value for a key should be accesed from the hashmap,</text:span></text:span></text:p>
        </text:list-item>
        <text:list-item>
          <text:p text:style-name="P9"><text:span text:style-name="Source_20_Text"><text:span text:style-name="T10">Least recently </text:span></text:span><text:span text:style-name="Source_20_Text"><text:span text:style-name="T11">accessed key-value pair should be removed from the cache </text:span></text:span><text:span text:style-name="Source_20_Text"><text:span text:style-name="T13">automatically</text:span></text:span><text:span text:style-name="Source_20_Text"><text:span text:style-name="T11">,</text:span></text:span></text:p>
        </text:list-item>
        <text:list-item>
          <text:p text:style-name="P10"><text:span text:style-name="Source_20_Text"><text:span text:style-name="T12">cache can be back up in the file system,</text:span></text:span></text:p>
        </text:list-item>
        <text:list-item>
          <text:p text:style-name="P10"><text:span text:style-name="Source_20_Text"><text:span text:style-name="T12">cache can be restored from the file system,</text:span></text:span></text:p>
        </text:list-item>
      </text:list>
      <text:p text:style-name="P15"><text:span text:style-name="Source_20_Text"><text:span text:style-name="T5"/></text:span></text:p>
      <text:p text:style-name="P15"><text:span text:style-name="Source_20_Text"><text:span text:style-name="T26">3. identifying objects: </text:span></text:span><text:span text:style-name="Source_20_Text"><text:span text:style-name="T14">After looking at use-cases, objects could be the following:</text:span></text:span></text:p>
      <text:list xml:id="list6784419965002071462" text:style-name="L11">
        <text:list-item>
          <text:p text:style-name="P11"><text:span text:style-name="Source_20_Text"><text:span text:style-name="T15">Entity objects</text:span></text:span><text:span text:style-name="Source_20_Text"><text:span text:style-name="T14">: </text:span></text:span><text:span text:style-name="Source_20_Text"><text:span text:style-name="T16">Node</text:span></text:span><text:span text:style-name="Source_20_Text"><text:span text:style-name="T14">, </text:span></text:span><text:span text:style-name="Source_20_Text"><text:span text:style-name="T16">DoublyLinkedList, Cache,</text:span></text:span></text:p>
        </text:list-item>
        <text:list-item>
          <text:p text:style-name="P11"><text:span text:style-name="Source_20_Text"><text:span text:style-name="T15">Behavioural objecs</text:span></text:span><text:span text:style-name="Source_20_Text"><text:span text:style-name="T14">: </text:span></text:span><text:span text:style-name="Source_20_Text"><text:span text:style-name="T16">LRUCache, </text:span></text:span><text:span text:style-name="Source_20_Text"><text:span text:style-name="T17">CacheBackup</text:span></text:span><text:span text:style-name="Source_20_Text"><text:span text:style-name="T18">,</text:span></text:span></text:p>
        </text:list-item>
      </text:list>
      <text:p text:style-name="P16"><text:span text:style-name="Source_20_Text"><text:span text:style-name="T14"/></text:span></text:p>
      <text:p text:style-name="P19"><text:span text:style-name="Source_20_Text"><text:span text:style-name="T28">4</text:span></text:span><text:span text:style-name="Source_20_Text"><text:span text:style-name="T26">. refining with hierarchy:</text:span></text:span></text:p>
      <text:list xml:id="list8038694663629112858" text:style-name="L14">
        <text:list-item>
          <text:p text:style-name="P14"><text:span text:style-name="Source_20_Text"><text:span text:style-name="T24">Not a use case of inheritance,</text:span></text:span></text:p>
        </text:list-item>
      </text:list>
      <text:p text:style-name="P19"><text:span text:style-name="Source_20_Text"><text:span text:style-name="T14"/></text:span></text:p>
      <text:p text:style-name="P19"><text:span text:style-name="Source_20_Text"><text:span text:style-name="T28">5</text:span></text:span><text:span text:style-name="Source_20_Text"><text:span text:style-name="T26">. identifying the interactions among objects:</text:span></text:span></text:p>
      <text:list xml:id="list3520128501611330234" text:style-name="L12">
        <text:list-item>
          <text:p text:style-name="P13"><text:span text:style-name="Source_20_Text"><text:span text:style-name="T16">LRUCache </text:span></text:span><text:span text:style-name="Source_20_Text"><text:span text:style-name="T19">inserts key-value pair in Cache </text:span></text:span><text:span text:style-name="Source_20_Text"><text:span text:style-name="T20">(HashMap)</text:span></text:span><text:span text:style-name="Source_20_Text"><text:span text:style-name="T19"> and </text:span></text:span><text:span text:style-name="Source_20_Text"><text:span text:style-name="T20">it also inserts key-value pair in </text:span></text:span><text:span text:style-name="Source_20_Text"><text:span text:style-name="T19">DLL at the end </text:span></text:span><text:span text:style-name="Source_20_Text"><text:span text:style-name="T21">as most-recently-used element</text:span></text:span><text:span text:style-name="Source_20_Text"><text:span text:style-name="T19">,</text:span></text:span></text:p>
        </text:list-item>
        <text:list-item>
          <text:p text:style-name="P12"><text:span text:style-name="Source_20_Text"><text:span text:style-name="T16">LRUCache </text:span></text:span><text:span text:style-name="Source_20_Text"><text:span text:style-name="T19">retrievs value for the key from Cache and </text:span></text:span><text:span text:style-name="Source_20_Text"><text:span text:style-name="T22">put this key-value pair at the end of the DLL </text:span></text:span><text:span text:style-name="Source_20_Text"><text:span text:style-name="T23">as most-recently-used element</text:span></text:span><text:span text:style-name="Source_20_Text"><text:span text:style-name="T22">,</text:span></text:span></text:p>
        </text:list-item>
      </text:list>
      <text:p text:style-name="P17"><text:span text:style-name="Source_20_Text"><text:span text:style-name="T14"/></text:span></text:p>
      <text:p text:style-name="P18"><text:span text:style-name="Source_20_Text"><text:span text:style-name="T26">6</text:span></text:span><text:span text:style-name="Source_20_Text"><text:span text:style-name="T26">. </text:span></text:span><text:span text:style-name="Source_20_Text"><text:span text:style-name="T29">Identifying attributes and methods of class</text:span></text:span><text:span text:style-name="Source_20_Text"><text:span text:style-name="T26">:</text:span></text:span></text:p>
      <text:p text:style-name="P20"><text:span text:style-name="Source_20_Text"><text:span text:style-name="T25"/></text:span></text:p>
      <text:p text:style-name="P21"><text:span text:style-name="Source_20_Text"><text:span text:style-name="T30">7</text:span></text:span><text:span text:style-name="Source_20_Text"><text:span text:style-name="T26">. </text:span></text:span><text:span text:style-name="Source_20_Text"><text:span text:style-name="T30">C</text:span></text:span><text:span text:style-name="Source_20_Text"><text:span text:style-name="T29">reate class diagram</text:span></text:span><text:span text:style-name="Source_20_Text"><text:span text:style-name="T26">:</text:span></text:span></text:p>
      <text:p text:style-name="P21"><text:span text:style-name="Source_20_Text"><text:span text:style-name="T25"/></text:span></text:p>
      <text:p text:style-name="P22"><text:span text:style-name="Source_20_Text"><text:span text:style-name="T33">8</text:span></text:span><text:span text:style-name="Source_20_Text"><text:span text:style-name="T26">. </text:span></text:span><text:span text:style-name="Source_20_Text"><text:span text:style-name="T34">Write the code for</text:span></text:span><text:span text:style-name="Source_20_Text"><text:span text:style-name="T31"> </text:span></text:span><text:span text:style-name="Source_20_Text"><text:span text:style-name="T32">the class diagram</text:span></text:span><text:span text:style-name="Source_20_Text"><text:span text:style-name="T26">:</text:span></text:span></text:p>
      <text:p text:style-name="P23"><text:a xlink:type="simple" xlink:href="https://github.com/priyadarshi608/Rubbish/tree/master/LRUCache" text:style-name="Internet_20_link" text:visited-style-name="Visited_20_Internet_20_Link">https://github.com/priyadarshi608/Rubbish/tree/master/LRUCache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5-26T21:26:39.605478334</dc:date>
    <meta:editing-duration>P11DT16H11M38S</meta:editing-duration>
    <meta:editing-cycles>1110</meta:editing-cycles>
    <meta:document-statistic meta:table-count="0" meta:image-count="0" meta:object-count="0" meta:page-count="1" meta:paragraph-count="34" meta:word-count="261" meta:character-count="1647" meta:non-whitespace-character-count="1441"/>
  </office:meta>
</office:document-meta>
</file>